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5" style:family="paragraph" style:parent-style-name="Standard">
      <style:paragraph-properties fo:line-height="150%" fo:text-align="start" style:justify-single-word="false"/>
    </style:style>
    <style:style style:name="P6" style:family="paragraph" style:parent-style-name="Standard">
      <style:paragraph-properties fo:line-height="150%" fo:text-align="start" style:justify-single-word="false" fo:break-before="page"/>
    </style:style>
    <style:style style:name="P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0" style:family="paragraph" style:parent-style-name="Table_20_Contents">
      <style:paragraph-properties fo:margin-top="0cm" fo:margin-bottom="0.275cm" loext:contextual-spacing="false" fo:text-align="center" style:justify-single-word="false"/>
      <style:text-properties style:font-name="Liberation Sans" officeooo:paragraph-rsid="0015b2f4"/>
    </style:style>
    <style:style style:name="P11" style:family="paragraph" style:parent-style-name="Table_20_Contents">
      <style:paragraph-properties fo:margin-top="0cm" fo:margin-bottom="0.275cm" loext:contextual-spacing="false" fo:text-align="center" style:justify-single-word="false" fo:break-before="page"/>
      <style:text-properties style:font-name="Liberation Sans" officeooo:paragraph-rsid="0015b2f4"/>
    </style:style>
    <style:style style:name="P12" style:family="paragraph" style:parent-style-name="Table_20_Contents">
      <style:paragraph-properties fo:text-align="center" style:justify-single-word="false"/>
      <style:text-properties style:font-name="Liberation Sans" officeooo:paragraph-rsid="0015b2f4"/>
    </style:style>
    <style:style style:name="P13" style:family="paragraph" style:parent-style-name="Table_20_Contents">
      <style:paragraph-properties fo:margin-left="1.651cm" fo:margin-right="0cm" fo:line-height="150%" fo:text-indent="-1.016cm" style:auto-text-indent="false">
        <style:tab-stops/>
      </style:paragraph-properties>
    </style:style>
    <style:style style:name="P14" style:family="paragraph" style:parent-style-name="List_20_Contents">
      <style:paragraph-properties fo:margin-left="0cm" fo:margin-right="0cm" fo:text-indent="0cm" style:auto-text-indent="false"/>
    </style:style>
    <style:style style:name="P15" style:family="paragraph" style:parent-style-name="Title">
      <style:text-properties fo:font-size="24pt" officeooo:rsid="00172224" style:font-size-asian="21pt" style:font-size-complex="24pt"/>
    </style:style>
    <style:style style:name="P16" style:family="paragraph" style:parent-style-name="List_20_Contents">
      <style:text-properties officeooo:paragraph-rsid="001991a4"/>
    </style:style>
    <style:style style:name="P17" style:family="paragraph" style:parent-style-name="List_20_Contents">
      <style:text-properties officeooo:paragraph-rsid="0027f407"/>
    </style:style>
    <style:style style:name="P18" style:family="paragraph" style:parent-style-name="Contents_20_2">
      <style:paragraph-properties>
        <style:tab-stops>
          <style:tab-stop style:position="15.051cm" style:type="right" style:leader-style="dotted" style:leader-text="."/>
        </style:tab-stops>
      </style:paragraph-properties>
    </style:style>
    <style:style style:name="P19" style:family="paragraph" style:parent-style-name="Heading_20_3" style:list-style-name="WWNum2"/>
    <style:style style:name="P20"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21" style:family="paragraph" style:parent-style-name="Contents_20_3">
      <style:paragraph-properties>
        <style:tab-stops>
          <style:tab-stop style:position="14.852cm" style:type="right" style:leader-style="dotted" style:leader-text="."/>
        </style:tab-stops>
      </style:paragraph-properties>
    </style:style>
    <style:style style:name="P22"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23"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24" style:family="paragraph" style:parent-style-name="Footnote">
      <style:text-properties officeooo:paragraph-rsid="0021d171"/>
    </style:style>
    <style:style style:name="P25" style:family="paragraph" style:parent-style-name="Heading_20_4" style:list-style-name="WWNum2">
      <style:text-properties officeooo:paragraph-rsid="00291d1b"/>
    </style:style>
    <style:style style:name="P26" style:family="paragraph" style:parent-style-name="Heading_20_4" style:list-style-name="WWNum2">
      <style:text-properties officeooo:paragraph-rsid="0029e79f"/>
    </style:style>
    <style:style style:name="P27" style:family="paragraph" style:parent-style-name="Heading_20_4" style:list-style-name="WWNum2">
      <style:text-properties officeooo:paragraph-rsid="002d639c"/>
    </style:style>
    <style:style style:name="P28" style:family="paragraph" style:parent-style-name="Footer">
      <style:paragraph-properties fo:text-align="start" style:justify-single-word="false"/>
      <style:text-properties style:font-name="Nimbus Roman No9 L1"/>
    </style:style>
    <style:style style:name="P29" style:family="paragraph" style:parent-style-name="Footer">
      <style:paragraph-properties fo:text-align="end" style:justify-single-word="false"/>
      <style:text-properties style:font-name="Nimbus Roman No9 L1"/>
    </style:style>
    <style:style style:name="P30" style:family="paragraph" style:parent-style-name="Footer">
      <style:paragraph-properties fo:text-align="start" style:justify-single-word="false"/>
    </style:style>
    <style:style style:name="P31" style:family="paragraph" style:parent-style-name="Heading_20_1" style:list-style-name="WWNum2">
      <style:text-properties officeooo:paragraph-rsid="002fbbde"/>
    </style:style>
    <style:style style:name="P32" style:family="paragraph" style:parent-style-name="Heading_20_1" style:list-style-name="WWNum2" style:master-page-name="Fejezetek">
      <style:paragraph-properties style:page-number="1" fo:break-before="page"/>
      <style:text-properties officeooo:paragraph-rsid="00188ed0"/>
    </style:style>
    <style:style style:name="P33" style:family="paragraph" style:parent-style-name="Contents_20_1">
      <style:paragraph-properties>
        <style:tab-stops>
          <style:tab-stop style:position="15.201cm" style:type="right" style:leader-style="dotted" style:leader-text="."/>
        </style:tab-stops>
      </style:paragraph-properties>
    </style:style>
    <style:style style:name="P34" style:family="paragraph" style:parent-style-name="List_20_Contents">
      <style:text-properties officeooo:paragraph-rsid="002d639c"/>
    </style:style>
    <style:style style:name="P35" style:family="paragraph" style:parent-style-name="Heading_20_2" style:list-style-name="WWNum2"/>
    <style:style style:name="P36" style:family="paragraph" style:parent-style-name="Heading_20_2" style:list-style-name="WWNum2">
      <style:text-properties officeooo:paragraph-rsid="001991a4"/>
    </style:style>
    <style:style style:name="P37" style:family="paragraph" style:parent-style-name="Heading_20_2" style:list-style-name="WWNum2">
      <style:text-properties officeooo:paragraph-rsid="0028813d"/>
    </style:style>
    <style:style style:name="P38" style:family="paragraph" style:parent-style-name="Heading_20_2" style:list-style-name="WWNum2">
      <style:text-properties officeooo:paragraph-rsid="002fbbde"/>
    </style:style>
    <style:style style:name="P39" style:family="paragraph" style:parent-style-name="Contents_20_4">
      <style:paragraph-properties>
        <style:tab-stops>
          <style:tab-stop style:position="14.45cm" style:type="right" style:leader-style="dotted" style:leader-text="."/>
        </style:tab-stops>
      </style:paragraph-properties>
    </style:style>
    <style:style style:name="P40" style:family="paragraph" style:parent-style-name="Standard" style:master-page-name="First_20_Page">
      <style:paragraph-properties fo:text-align="center" style:justify-single-word="false" style:page-number="auto"/>
    </style:style>
    <style:style style:name="P41"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42"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fo:font-style="italic" fo:font-weight="bold" fo:background-color="#ffffff" loext:char-shading-value="0" style:font-style-asian="italic" style:font-weight-asian="bold" style:font-style-complex="italic" style:font-weight-complex="bold"/>
    </style:style>
    <style:style style:name="T5" style:family="text">
      <style:text-properties officeooo:rsid="0026be0f"/>
    </style:style>
    <style:style style:name="T6" style:family="text">
      <style:text-properties officeooo:rsid="0024dfb8"/>
    </style:style>
    <style:style style:name="T7" style:family="text">
      <style:text-properties officeooo:rsid="00256e4e"/>
    </style:style>
    <style:style style:name="T8" style:family="text">
      <style:text-properties fo:font-weight="normal" style:font-weight-asian="normal" style:font-weight-complex="normal"/>
    </style:style>
    <style:style style:name="T9" style:family="text">
      <style:text-properties style:text-position="super 58%" fo:language="la" fo:country="VA"/>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officeooo:rsid="0035152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40"><text:text-input text:description="Name of university">BKSZC Pogány Frigyes Szakgimnáziuma
Szoftverfejlesztő
54 213 05</text:text-input></text:p>
      <text:p text:style-name="P15"><text:text-input text:description="Title of paper">Információs rendszer
kis- és középvállalatok számára</text:text-input></text:p>
      <text:section text:style-name="Sect1" text:name="Section1">
        <text:p text:style-name="P12">Tóth József</text:p>
        <text:p text:style-name="P12">konzulens</text:p>
        <text:p text:style-name="P10">Kiss J. Gábor<text:line-break/>2/14. ED</text:p>
      </text:section>
      <text:p text:style-name="P12"/>
      <text:p text:style-name="P10">Budapest, <text:s/>2020</text:p>
      <text:p text:style-name="P11"/>
      <text:p text:style-name="P11"/>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538_729210063" text:style-name="Internetlink-ohne-Auszeichnung" text:visited-style-name="Internetlink-ohne-Auszeichnung"><text:s/>1 <text:s text:c="4"/>Felhasználói dokumentáció<text:tab/>1</text:a></text:p>
          <text:p text:style-name="P18"><text:a xlink:type="simple" xlink:href="#__RefHeading___Toc964_3352645922" text:style-name="Internetlink-ohne-Auszeichnung" text:visited-style-name="Internetlink-ohne-Auszeichnung"><text:s/>1.1 <text:s text:c="3"/>A programról általában<text:tab/>1</text:a></text:p>
          <text:p text:style-name="P18"><text:a xlink:type="simple" xlink:href="#__RefHeading__542_729210063" text:style-name="Internetlink-ohne-Auszeichnung" text:visited-style-name="Internetlink-ohne-Auszeichnung"><text:s/>1.2 <text:s text:c="3"/>Rendszerkövetelmények<text:tab/>2</text:a></text:p>
          <text:p text:style-name="P21"><text:a xlink:type="simple" xlink:href="#__RefHeading__544_729210063" text:style-name="Internetlink-ohne-Auszeichnung" text:visited-style-name="Internetlink-ohne-Auszeichnung"><text:s/>1.2.1 <text:s text:c="3"/>Szoftver<text:tab/>2</text:a></text:p>
          <text:p text:style-name="P39"><text:a xlink:type="simple" xlink:href="#__RefHeading__546_729210063" text:style-name="Internetlink-ohne-Auszeichnung" text:visited-style-name="Internetlink-ohne-Auszeichnung"><text:s/>1.2.1.1 <text:s text:c="3"/>Windows<text:tab/>2</text:a></text:p>
          <text:p text:style-name="P39"><text:a xlink:type="simple" xlink:href="#__RefHeading___Toc1274_1043050838" text:style-name="Internetlink-ohne-Auszeichnung" text:visited-style-name="Internetlink-ohne-Auszeichnung"><text:s/>1.2.1.2 <text:s text:c="3"/>Mac OS X<text:tab/>2</text:a></text:p>
          <text:p text:style-name="P39"><text:a xlink:type="simple" xlink:href="#__RefHeading___Toc1949_1043050838" text:style-name="Internetlink-ohne-Auszeichnung" text:visited-style-name="Internetlink-ohne-Auszeichnung"><text:s/>1.2.1.3 <text:s text:c="3"/>Linux<text:tab/>2</text:a></text:p>
          <text:p text:style-name="P21"><text:a xlink:type="simple" xlink:href="#__RefHeading___Toc1951_1043050838" text:style-name="Internetlink-ohne-Auszeichnung" text:visited-style-name="Internetlink-ohne-Auszeichnung"><text:s/>1.2.2 <text:s text:c="3"/>Hardver<text:tab/>3</text:a></text:p>
          <text:p text:style-name="P18"><text:a xlink:type="simple" xlink:href="#__RefHeading___Toc2125_1043050838" text:style-name="Internetlink-ohne-Auszeichnung" text:visited-style-name="Internetlink-ohne-Auszeichnung"><text:s/>1.3 <text:s text:c="3"/>A program telepítése<text:tab/>3</text:a></text:p>
          <text:p text:style-name="P18"><text:a xlink:type="simple" xlink:href="#__RefHeading___Toc1953_1043050838" text:style-name="Internetlink-ohne-Auszeichnung" text:visited-style-name="Internetlink-ohne-Auszeichnung"><text:s/>1.4 <text:s text:c="3"/>A program használatának a részletes leírása<text:tab/>4</text:a></text:p>
          <text:p text:style-name="P33"><text:a xlink:type="simple" xlink:href="#__RefHeading___Toc1955_1043050838" text:style-name="Internetlink-ohne-Auszeichnung" text:visited-style-name="Internetlink-ohne-Auszeichnung"><text:s/>2 <text:s text:c="4"/>Fejlesztői dokumentáció<text:tab/>4</text:a></text:p>
          <text:p text:style-name="P18"><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1">Témaválasztás</text:span></text:a><text:a xlink:type="simple" xlink:href="#__RefHeading___Toc1957_1043050838" text:style-name="Internetlink-ohne-Auszeichnung" text:visited-style-name="Internetlink-ohne-Auszeichnung"><text:tab/>4</text:a></text:p>
          <text:p text:style-name="P18"><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1">Az alkalmazott fejlesztői eszközök</text:span></text:a><text:a xlink:type="simple" xlink:href="#__RefHeading___Toc1959_1043050838" text:style-name="Internetlink-ohne-Auszeichnung" text:visited-style-name="Internetlink-ohne-Auszeichnung"><text:tab/>4</text:a></text:p>
          <text:p text:style-name="P18"><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1">Az adatmodell leírása</text:span></text:a><text:a xlink:type="simple" xlink:href="#__RefHeading___Toc1961_1043050838" text:style-name="Internetlink-ohne-Auszeichnung" text:visited-style-name="Internetlink-ohne-Auszeichnung"><text:tab/>4</text:a></text:p>
          <text:p text:style-name="P18"><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1">Részletes feladatspecifikáció, algoritmusok</text:span></text:a><text:a xlink:type="simple" xlink:href="#__RefHeading___Toc1963_1043050838" text:style-name="Internetlink-ohne-Auszeichnung" text:visited-style-name="Internetlink-ohne-Auszeichnung"><text:tab/>4</text:a></text:p>
          <text:p text:style-name="P18"><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1">Forráskód</text:span></text:a><text:a xlink:type="simple" xlink:href="#__RefHeading___Toc1965_1043050838" text:style-name="Internetlink-ohne-Auszeichnung" text:visited-style-name="Internetlink-ohne-Auszeichnung"><text:tab/>4</text:a></text:p>
          <text:p text:style-name="P18"><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1">Tesztelési dokumentáció</text:span></text:a><text:a xlink:type="simple" xlink:href="#__RefHeading___Toc1967_1043050838" text:style-name="Internetlink-ohne-Auszeichnung" text:visited-style-name="Internetlink-ohne-Auszeichnung"><text:tab/>4</text:a></text:p>
          <text:p text:style-name="P18"><text:a xlink:type="simple" xlink:href="#__RefHeading___Toc1969_1043050838" text:style-name="Internetlink-ohne-Auszeichnung" text:visited-style-name="Internetlink-ohne-Auszeichnung"><text:s/>2.7 <text:s text:c="3"/>Továbbfejlesztési lehetőségek<text:tab/>4</text:a></text:p>
          <text:p text:style-name="P18"><text:a xlink:type="simple" xlink:href="#__RefHeading___Toc1971_1043050838" text:style-name="Internetlink-ohne-Auszeichnung" text:visited-style-name="Internetlink-ohne-Auszeichnung"><text:s/>2.8 <text:s text:c="3"/>Irodalomjegyzék, forrásmegjelölés<text:tab/>5</text:a></text:p>
        </text:index-body>
      </text:table-of-content>
      <text:p text:style-name="P5"/>
      <text:p text:style-name="P6"/>
      <text:list xml:id="list2644066445" text:style-name="WWNum2">
        <text:list-item>
          <text:h text:style-name="P32" text:outline-level="1"><text:bookmark-start text:name="__RefHeading__538_729210063"/>Felhasználói dokumentáció<text:bookmark-end text:name="__RefHeading__538_729210063"/></text:h>
          <text:list>
            <text:list-item>
              <text:h text:style-name="P36" text:outline-level="2"><text:bookmark-start text:name="__RefHeading___Toc964_3352645922"/>A programról általában<text:bookmark-end text:name="__RefHeading___Toc964_3352645922"/></text:h>
            </text:list-item>
          </text:list>
        </text:list-item>
      </text:list>
      <text:p text:style-name="P7">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7">A kapcsolattartás sokféle lehetőségét kínálják a különböző közösségi hálózatok és levelező programok. Ezeket a megoldásokat azonban nehézkes a szűkebb vállalati környezetben alkalmazni. </text:p>
      <text:p text:style-name="P7">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7">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8">A program alaprendszere egyszerűen módosítható és bővíthető a cég speciális igényinek figyelembevételével. Személyre szabott, a felelősséghez és munkakörhöz kapcsolódó hozzáférési jogosultságok állíthatók be. Az <text:span text:style-name="T6">alapprogram </text:span>adatbázis<text:span text:style-name="T6">a</text:span> tartalmazza a cég és a dolgozók adatait, <text:span text:style-name="T6">valamint</text:span> a vállalati projektekkel kapcsolatos <text:span text:style-name="T6">munkájukat</text:span>. A felhasználók a programban feljegyzése<text:span text:style-name="T6">i</text:span>k segítségével <text:span text:style-name="T6">biztosítják az információ áramlását és </text:span>dokumentálják tevékenységüket.</text:p>
      <text:p text:style-name="P8"><text:soft-page-break/>A programban elérhető lehetőségek <text:span text:style-name="T7">igény szerint</text:span> bővíthetők. <text:span text:style-name="T7">A</text:span> következő <text:span text:style-name="T7">felsorolásban kiemelek néhány példát a lehetséges kiegészítő </text:span>modulok<text:span text:style-name="T7">ra</text:span>:</text:p>
      <text:p text:style-name="P16">- munkaidő nyilvántartás</text:p>
      <text:p text:style-name="P16">- szabadság nyilvántartás</text:p>
      <text:p text:style-name="P16">- eszköz- és anyagnyilvántartás</text:p>
      <text:p text:style-name="P16">- fizetések és juttatások</text:p>
      <text:p text:style-name="P16">- útnyilvántartás (kiküldetési rendelvények)</text:p>
      <text:p text:style-name="P17">- készletnyilvántartás</text:p>
      <text:p text:style-name="P17">- partnerek</text:p>
      <text:p text:style-name="P17">- kimenő és bejövő számlák nyilvántartása</text:p>
      <text:p text:style-name="P17">- ajánlatok és szerződések nyilvántartása</text:p>
      <text:p text:style-name="P17">- számlák nyilvántartása</text:p>
      <text:p text:style-name="P17">- főkönyv</text:p>
      <text:p text:style-name="P17">- házipénztár</text:p>
      <text:p text:style-name="P17">- projektek</text:p>
      <text:p text:style-name="P17">- felmérési naplók</text:p>
      <text:p text:style-name="P17">…</text:p>
      <text:p text:style-name="P9">Az információs rendszer programmal a<text:span text:style-name="Strong_20_Emphasis"><text:span text:style-name="T8"> résztvevők minden szinten pontos képpel rendelkeznek projektek állásáról, folyamatosan értesülnek az új fejleményekről. Új modulok beépítésével az ügyviteli folyamatok automatizálhatók, az időrabló feladatok néhány gombnyomással elvégezhetők lesznek.</text:span></text:span></text:p>
      <text:list xml:id="list120818796698409" text:continue-numbering="true" text:style-name="WWNum2">
        <text:list-item>
          <text:list>
            <text:list-item>
              <text:h text:style-name="P37" text:outline-level="2"><text:bookmark-start text:name="__RefHeading__542_729210063"/>Rendszerkövetelmények<text:bookmark-end text:name="__RefHeading__542_729210063"/></text:h>
              <text:list>
                <text:list-item>
                  <text:h text:style-name="P19" text:outline-level="3"><text:bookmark-start text:name="__RefHeading__544_729210063"/>Szoftver<text:bookmark-end text:name="__RefHeading__544_729210063"/></text:h>
                  <text:list>
                    <text:list-item>
                      <text:h text:style-name="P25" text:outline-level="4"><text:bookmark-start text:name="__RefHeading__546_729210063"/>Windows<text:bookmark-end text:name="__RefHeading__546_729210063"/></text:h>
                    </text:list-item>
                  </text:list>
                </text:list-item>
              </text:list>
            </text:list-item>
          </text:list>
        </text:list-item>
      </text:list>
      <text:p text:style-name="P14"><text:tab/>Windows Vista SP2, </text:p>
      <text:p text:style-name="List_20_Contents"><text:s text:c="2"/>Windows 7 SP1, </text:p>
      <text:p text:style-name="List_20_Contents"><text:s text:c="2"/>Windows 8.x, </text:p>
      <text:p text:style-name="List_20_Contents"><text:s text:c="2"/>Windows 10 (7u85 vagy újabb),</text:p>
      <text:p text:style-name="List_20_Contents"><text:s text:c="2"/>Windows Server 2008 SP2 és 2008 R2 SP1 (64-bit), </text:p>
      <text:p text:style-name="List_20_Contents"><text:s text:c="2"/>Windows Server 2012 (64-bit) és 2012 R2 (64-bit)</text:p>
      <text:list xml:id="list120819000914980" text:continue-numbering="true" text:style-name="WWNum2">
        <text:list-item>
          <text:list>
            <text:list-item>
              <text:list>
                <text:list-item>
                  <text:list>
                    <text:list-item>
                      <text:h text:style-name="P26"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20818291505672" text:continue-numbering="true" text:style-name="WWNum2">
        <text:list-item>
          <text:list>
            <text:list-item>
              <text:list>
                <text:list-item>
                  <text:list>
                    <text:list-item>
                      <text:h text:style-name="P27" text:outline-level="4"><text:bookmark-start text:name="__RefHeading___Toc1949_1043050838"/>Linux<text:bookmark-end text:name="__RefHeading___Toc1949_1043050838"/></text:h>
                    </text:list-item>
                  </text:list>
                </text:list-item>
              </text:list>
            </text:list-item>
          </text:list>
        </text:list-item>
      </text:list>
      <text:p text:style-name="P34">- Oracle Linux 5.5+,</text:p>
      <text:p text:style-name="P34"><text:s text:c="2"/>Red Hat Enterprise Linux 5.5+,</text:p>
      <text:p text:style-name="P34"><text:s text:c="2"/>Suse Linux Enterprise Server 10 SP2,</text:p>
      <text:p text:style-name="P34"><text:s text:c="2"/>Ubuntu Linux 10.04 vagy újabb.</text:p>
      <text:list xml:id="list120817973339460" text:continue-numbering="true" text:style-name="WWNum2">
        <text:list-item>
          <text:list>
            <text:list-item>
              <text:list>
                <text:list-item>
                  <text:h text:style-name="P20" text:outline-level="3"><text:bookmark-start text:name="__RefHeading___Toc1951_1043050838"/><text:soft-page-break/>Hardver<text:bookmark-end text:name="__RefHeading___Toc1951_1043050838"/></text:h>
                </text:list-item>
              </text:list>
            </text:list-item>
          </text:list>
        </text:list-item>
      </text:list>
      <text:p text:style-name="List_20_Contents">RAM: 128 MB</text:p>
      <text:p text:style-name="List_20_Contents">Szabad tárhely: 124 MB.</text:p>
      <text:list xml:id="list120818736226377" text:continue-numbering="true" text:style-name="WWNum2">
        <text:list-item>
          <text:list>
            <text:list-item>
              <text:h text:style-name="P35" text:outline-level="2"><text:bookmark-start text:name="__RefHeading___Toc2125_1043050838"/><text:span text:style-name="T12">A</text:span> program telepítése<text:bookmark-end text:name="__RefHeading___Toc2125_1043050838"/></text:h>
            </text:list-item>
          </text:list>
        </text:list-item>
      </text:list>
      <text:p text:style-name="P42">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java környezet megváltoztatása, vagy visszaállítása alacsonyabb verzió számúra. </text:p>
      <text:p text:style-name="P42">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9"><text:note text:id="ftn1" text:note-class="footnote"><text:note-citation>1</text:note-citation><text:note-body><text:p text:style-name="P24">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42">A java futtatókörnyezet és az XAMPP webszerver csomag telepítése, illetve meglétük ellenőrzése után az alkalmazás a mappájában található <text:span text:style-name="T4">B6kkvXxXx.jar</text:span> fájl elindításával futtatható. Ez egy úgynevezett portable (hordozható) program, mely telepítés nélkül, akár USB kulcsról is futtatható. Lényeges, hogy a tartalmazó mappát kompletten, mindenestől kell „hordozni”.</text:p>
      <text:p text:style-name="P42">Az adatbázis kezdeti beállítását a mellékelt <text:span text:style-name="T4">V01-01kkvDBcreate.sql</text:span>, <text:line-break/><text:span text:style-name="T4">V01-02kkvDBtables.sql</text:span>, <text:span text:style-name="T4">V01-03kkvDBusers.sql</text:span><text:span text:style-name="T10"> és </text:span><text:span text:style-name="T4">V01-04kkvDBdatas.sql</text:span><text:span text:style-name="T10"> fájlok importálásával végezzük el. Mivel ezek a beállítások érzékeny adatokat tartalmaznak, ezért élesben sem lehetnek ezek az adatok az alkalmazás részei. Így ez az inicializálási mód elfogadható. Az alkalmazás továbbfejlesztése során meggondolandó egyfajta titkosítás alkalmazása az importálandó fájloknál. Itt figyelembe kell venni, hogy a „reverse engineering” módszerrel ez a titkosítás feltörhető és amennyiben megéri, akkor fel is törik.</text:span></text:p>
      <text:list xml:id="list120818300747565" text:continue-numbering="true" text:style-name="WWNum2">
        <text:list-item>
          <text:list>
            <text:list-item>
              <text:h text:style-name="P38" text:outline-level="2"><text:bookmark-start text:name="__RefHeading___Toc1953_1043050838"/><text:soft-page-break/>A program használatának a részletes leírása<text:bookmark-end text:name="__RefHeading___Toc1953_1043050838"/></text:h>
            </text:list-item>
          </text:list>
        </text:list-item>
      </text:list>
      <text:p text:style-name="P41">Leírás.</text:p>
      <text:list xml:id="list120818177452989" text:continue-numbering="true" text:style-name="WWNum2">
        <text:list-item>
          <text:h text:style-name="P31" text:outline-level="1"><text:bookmark-start text:name="__RefHeading___Toc1955_1043050838"/>Fejlesztői dokumentáció<text:bookmark-end text:name="__RefHeading___Toc1955_1043050838"/></text:h>
          <text:list>
            <text:list-item>
              <text:h text:style-name="P38" text:outline-level="2"><text:bookmark-start text:name="__RefHeading___Toc1957_1043050838"/><text:span text:style-name="Emphasis"><text:span text:style-name="T11">Témaválasztás</text:span></text:span><text:bookmark-end text:name="__RefHeading___Toc1957_1043050838"/></text:h>
            </text:list-item>
          </text:list>
        </text:list-item>
      </text:list>
      <text:p text:style-name="P41">Témaválasztás.</text:p>
      <text:list xml:id="list120817380664835" text:continue-numbering="true" text:style-name="WWNum2">
        <text:list-item>
          <text:list>
            <text:list-item>
              <text:h text:style-name="P38" text:outline-level="2"><text:bookmark-start text:name="__RefHeading___Toc1959_1043050838"/><text:span text:style-name="Emphasis"><text:span text:style-name="T11">Az alkalmazott fejlesztői eszközök</text:span></text:span><text:bookmark-end text:name="__RefHeading___Toc1959_1043050838"/></text:h>
            </text:list-item>
          </text:list>
        </text:list-item>
      </text:list>
      <text:p text:style-name="P41">Eszközök.</text:p>
      <text:list xml:id="list120817412146064" text:continue-numbering="true" text:style-name="WWNum2">
        <text:list-item>
          <text:list>
            <text:list-item>
              <text:h text:style-name="P38" text:outline-level="2"><text:bookmark-start text:name="__RefHeading___Toc1961_1043050838"/><text:span text:style-name="Emphasis"><text:span text:style-name="T11">Az adatmodell leírása</text:span></text:span><text:bookmark-end text:name="__RefHeading___Toc1961_1043050838"/></text:h>
            </text:list-item>
          </text:list>
        </text:list-item>
      </text:list>
      <text:p text:style-name="P41">Az adatmodell.</text:p>
      <text:list xml:id="list120817394107304" text:continue-numbering="true" text:style-name="WWNum2">
        <text:list-item>
          <text:list>
            <text:list-item>
              <text:h text:style-name="P38" text:outline-level="2"><text:bookmark-start text:name="__RefHeading___Toc1963_1043050838"/><text:span text:style-name="Emphasis"><text:span text:style-name="T11">Részletes feladatspecifikáció, algoritmusok</text:span></text:span><text:bookmark-end text:name="__RefHeading___Toc1963_1043050838"/></text:h>
            </text:list-item>
          </text:list>
        </text:list-item>
      </text:list>
      <text:p text:style-name="P41">Algoritmusok.</text:p>
      <text:list xml:id="list120818752348670" text:continue-numbering="true" text:style-name="WWNum2">
        <text:list-item>
          <text:list>
            <text:list-item>
              <text:h text:style-name="P38" text:outline-level="2"><text:bookmark-start text:name="__RefHeading___Toc1965_1043050838"/><text:span text:style-name="Emphasis"><text:span text:style-name="T11">Forráskód</text:span></text:span><text:bookmark-end text:name="__RefHeading___Toc1965_1043050838"/></text:h>
            </text:list-item>
          </text:list>
        </text:list-item>
      </text:list>
      <text:p text:style-name="P41">Forráskód.</text:p>
      <text:list xml:id="list120817977546511" text:continue-numbering="true" text:style-name="WWNum2">
        <text:list-item>
          <text:list>
            <text:list-item>
              <text:h text:style-name="P38" text:outline-level="2"><text:bookmark-start text:name="__RefHeading___Toc1967_1043050838"/><text:span text:style-name="Emphasis"><text:span text:style-name="T11">Tesztelési dokumentáció</text:span></text:span><text:bookmark-end text:name="__RefHeading___Toc1967_1043050838"/></text:h>
            </text:list-item>
          </text:list>
        </text:list-item>
      </text:list>
      <text:p text:style-name="P41">Teszt.</text:p>
      <text:list xml:id="list120817571829996" text:continue-numbering="true" text:style-name="WWNum2">
        <text:list-item>
          <text:list>
            <text:list-item>
              <text:h text:style-name="P38" text:outline-level="2"><text:bookmark-start text:name="__RefHeading___Toc1969_1043050838"/>Továbbfejlesztési lehetőségek<text:bookmark-end text:name="__RefHeading___Toc1969_1043050838"/></text:h>
            </text:list-item>
          </text:list>
        </text:list-item>
      </text:list>
      <text:p text:style-name="P41">Fejlesztés.</text:p>
      <text:list xml:id="list120817156286481" text:continue-numbering="true" text:style-name="WWNum2">
        <text:list-item>
          <text:list>
            <text:list-item>
              <text:h text:style-name="P38" text:outline-level="2"><text:bookmark-start text:name="__RefHeading___Toc1971_1043050838"/><text:soft-page-break/>Irodalomjegyzék, forrásmegjelölés<text:bookmark-end text:name="__RefHeading___Toc1971_1043050838"/></text:h>
            </text:list-item>
          </text:list>
        </text:list-item>
      </text:list>
      <text:p text:style-name="P41">Források.</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loext:contextual-spacing="false" style:page-number="auto"/>
      <style:text-properties style:font-name="Times New Roman3" fo:font-family="'Times New Roman'" style:font-style-name="Negreta cursiva" style:font-family-generic="roman" style:font-pitch="variable" fo:font-style="italic" fo:font-weight="bold" style:font-weight-complex="normal"/>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5</text:page-number></text:p>
      </style:footer>
      <style:footer-left>
        <text:p text:style-name="MP8"><text:page-number text:select-page="current">4</text:page-number></text:p>
      </style:footer-left>
    </style:master-page>
    <style:master-page style:name="Anhänge" style:page-layout-name="Mpm6">
      <style:footer>
        <text:p text:style-name="MP9"><text:page-number style:num-format="I" text:select-page="current">III</text:page-number></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0" meta:object-count="0" meta:page-count="9" meta:paragraph-count="103" meta:word-count="869" meta:character-count="6729" meta:non-whitespace-character-count="5840"/>
  </office:meta>
</office:document-meta>
</file>